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officeooo:rsid="0004e901" officeooo:paragraph-rsid="0004e901" style:font-size-asian="15pt" style:font-size-complex="15pt"/>
    </style:style>
    <style:style style:name="P3" style:family="paragraph" style:parent-style-name="Standard">
      <style:text-properties fo:font-size="15pt" officeooo:rsid="0004e901" officeooo:paragraph-rsid="0004e901" style:font-size-asian="15pt" style:font-size-complex="15pt"/>
    </style:style>
    <style:style style:name="T1" style:family="text">
      <style:text-properties officeooo:rsid="0009d65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贫困生申请书</text:p>
      <text:p text:style-name="P1"/>
      <text:p text:style-name="P1"/>
      <text:p text:style-name="P2">我家中共有5口人，分别是奶奶、父亲、母亲、弟弟、和我。奶奶年事已高，无法干活且身体孱弱,需要卧床休养。母亲因早年事物繁忙，干活太重，导致腰间盘突出，屋漏偏逢连夜雨，在前年又检查出子宫肌瘤，需要大量的费用，所以我家又欠了沉重的外债。母亲由于病魔缠身，无法下地做活，所以家庭的重担就压在了父亲的肩膀上。所以家庭的生计来源只能靠父亲摆地摊，过于繁重的常年劳作，并且三餐不定，导致父亲的身体非常不好，并且患上了严重的腰间盘突出疾病。弟弟如今就读高中，也是正在花钱的时候。所以我希望学校能够帮帮我家，望学校批准我的贫困生申请书。</text:p>
      <text:p text:style-name="P2"><text:s text:c="101"/>申请人：陈亚楠</text:p>
      <text:p text:style-name="P2"><text:s text:c="95"/><text:span text:style-name="T1">2017年9月14日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07:59:27.743233253</meta:creation-date>
    <dc:date>2017-09-14T10:23:13.978566749</dc:date>
    <meta:editing-duration>PT23M36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278" meta:character-count="480" meta:non-whitespace-character-count="282"/>
  </office:meta>
</office:document-meta>
</file>